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mbolTable.addConstantFloat( final floa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mbolTable.addConstantUtf8Reference( final int index , final int tag , final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mbolTable.addConstantClass( final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mbolTable.addConstantUtf8( final String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ymbolTable.hash( final int tag , final String value1 , final String value2 , final String value3 , final int value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mbolTable.addConstant( final Object value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">
            <text:p text:style-name="Table_20_Contents">2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SymbolTable.computeBootstrapMethods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ymbolTable.addConstantNameAndType( final int index , final String name , final String 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ymbolTable.addUninitializedType( final String value , final int bytecodeOffse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ymbolTable.addConstantMemberReference( final int index , final int tag , final String owner , final String name , final String 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mbolTable.addConstantPackage( final String packag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mbolTable.addConstantMethodHandle( final int index , final int referenceKind , final String owner , final String name , final String 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ymbolTable.hash( final int tag , final String value1 , final int valu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mbolTable.get( final int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mbolTable.getMajor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mbolTable.hash( final int tag , final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mbolTable.addConstantIntegerOrFloat( final int index , final int tag , final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mbolTable.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mbolTable.SymbolTable( final ClassWriter classWriter , final ClassReader classReader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17">
            <text:p text:style-name="Table_20_Contents">17</text:p>
          </table:table-cell>
          <table:table-cell office:value-type="float" office:value="89">
            <text:p text:style-name="Table_20_Contents">89</text:p>
          </table:table-cell>
        </table:table-row>
        <table:table-row>
          <table:table-cell office:value-type="string">
            <text:p text:style-name="Table_20_Contents">SymbolTable.addConstantUtf8( final int index , final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mbolTable.hash( final int tag , final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mbolTable.addBootstrapMethod( final int offset , final int length , final int hashCod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ymbolTable.addMergedType( final int typeTableIndex1 , final int typeTableIndex2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ymbolTable.addConstantModule( final String modu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.Entry( final int index , final int tag , final String name , final String value , final int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ymbolTable.addConstantMethodHandle( final int referenceKind , final String owner , final String name , final String descriptor , final boolean isInterfac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ymbolTable.addConstantUtf8Reference( final int tag , final String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ntry.Entry( final int index , final int tag , final String value , final long data , final int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ymbolTable.addConstantDynamic( final String name , final String descriptor , final Handle bootstrapMethodHandle , final Object ... bootstrapMethodArgu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ymbolTable.addConstantFieldref( final String owner , final String name , final String 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mbolTable.getConstantPool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mbolTable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.Entry( final int index , final int tag , final long data , final int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ymbolTable.addType( final String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ymbolTable.addConstantDouble( final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mbolTable.putConstantPool( final ByteVector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mbolTable.addConstantIntegerOrFloat( final int tag , final int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ymbolTable.hash( final int tag , final String value1 , final String value2 , final String value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mbolTable.addConstantInteger( final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mbolTable.hash( final int tag , final String value1 , final String valu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mbolTable.hash( final int tag , final String value1 , final String value2 , final int value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mbolTable.addConstantMethodref( final String owner , final String name , final String descriptor , final boolean isInterf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try.Entry( final int index , final int tag , final String owner , final String name , final String value , final long data , final int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ymbolTable.putBootstrapMethods( final ByteVector out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ymbolTable.addConstantMethodType( final String method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mbolTable.add( final Entry 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ymbolTable.addConstantLongOrDouble( final int tag , final long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ymbolTable.SymbolTable( final ClassWriter class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ymbolTable.addConstantDynamicOrInvokeDynamicReference( final int tag , final String name , final String descriptor , final int bootstrapMethodIndex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ymbolTable.addBootstrapMethod( final Handle bootstrapMethodHandle , final Object ... bootstrapMethodArgument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SymbolTable.addConstantNameAndType( final String name , final String descripto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ymbolTable.addConstantLong( final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mbolTable.setMajorVersionAndClassName( final int majorVersion , final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try.Entry( final int index , final int tag , final String value , final int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ymbolTable.addConstantLongOrDouble( final int index , final int tag , final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mbolTable.addTypeInternal( final Entry ent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ymbolTable.copyBootstrapMethods( final ClassReader classReader , final char [ ] charBuff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SymbolTable.getType( final int type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mbolTable.addConstantInvokeDynamic( final String name , final String descriptor , final Handle bootstrapMethodHandle , final Object ... bootstrapMethodArgu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ymbolTable.put( final Entry entr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ymbolTable.hash( final int tag , final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mbolTable.addConstantString( final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mbolTable.addConstantMemberReference( final int tag , final String owner , final String name , final String descripto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ymbolTable.addConstantDynamicOrInvokeDynamicReference( final int tag , final int index , final String name , final String descriptor , final int bootstrapMethod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ymbolTable.getConstantPool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